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5.907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6.81cm"/>
    </style:style>
    <style:style style:name="co12" style:family="table-column">
      <style:table-column-properties fo:break-before="auto" style:column-width="6.542cm"/>
    </style:style>
    <style:style style:name="co13" style:family="table-column">
      <style:table-column-properties fo:break-before="auto" style:column-width="6.031cm"/>
    </style:style>
    <style:style style:name="co14" style:family="table-column">
      <style:table-column-properties fo:break-before="auto" style:column-width="6.738cm"/>
    </style:style>
    <style:style style:name="co15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6.689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0.397cm"/>
    </style:style>
    <style:style style:name="co20" style:family="table-column">
      <style:table-column-properties fo:break-before="auto" style:column-width="4.789cm"/>
    </style:style>
    <style:style style:name="co21" style:family="table-column">
      <style:table-column-properties fo:break-before="auto" style:column-width="3.069cm"/>
    </style:style>
    <style:style style:name="co22" style:family="table-column">
      <style:table-column-properties fo:break-before="auto" style:column-width="1.826cm"/>
    </style:style>
    <style:style style:name="co23" style:family="table-column">
      <style:table-column-properties fo:break-before="auto" style:column-width="2.064cm"/>
    </style:style>
    <style:style style:name="co24" style:family="table-column">
      <style:table-column-properties fo:break-before="auto" style:column-width="2.117cm"/>
    </style:style>
    <style:style style:name="co25" style:family="table-column">
      <style:table-column-properties fo:break-before="auto" style:column-width="4.683cm"/>
    </style:style>
    <style:style style:name="co26" style:family="table-column">
      <style:table-column-properties fo:break-before="auto" style:column-width="3.334cm"/>
    </style:style>
    <style:style style:name="co27" style:family="table-column">
      <style:table-column-properties fo:break-before="auto" style:column-width="1.349cm"/>
    </style:style>
    <style:style style:name="co28" style:family="table-column">
      <style:table-column-properties fo:break-before="auto" style:column-width="2.487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39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114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7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3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6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1-11-30">
            <text:p>Wednesday, November 30, 2011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12-31">
            <text:p>Saturday, December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2-01-31">
            <text:p>Tuesday, January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0908">
            <text:p>31 December 2011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11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02-28">
            <text:p>Tuesday, February 28, 2012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12-31">
            <text:p>Saturday, December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2-01-31">
            <text:p>Tuesday, January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0999">
            <text:p>31 March 2012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12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05-31">
            <text:p>Thursday, May 31, 2012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12-31">
            <text:p>Saturday, December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2-01-31">
            <text:p>Tuesday, January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090">
            <text:p>30 June 2012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13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08-31">
            <text:p>Friday, August 31, 2012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12-31">
            <text:p>Saturday, December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2-01-31">
            <text:p>Tuesday, January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182">
            <text:p>30 September 2012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40"/>
        <table:table-column table:style-name="co14" table:default-cell-style-name="ce58"/>
        <table:table-column table:style-name="co7" table:default-cell-style-name="ce17"/>
        <table:table-column table:style-name="co8" table:default-cell-style-name="ce17"/>
        <table:table-column table:style-name="co9" table:default-cell-style-name="ce63"/>
        <table:table-column table:style-name="co10" table:visibility="collapse" table:default-cell-style-name="ce64"/>
        <table:table-column table:style-name="co9" table:default-cell-style-name="ce64"/>
        <table:table-column table:style-name="co9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10-31">
            <text:p>Wednesday, October 31, 2012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12-31">
            <text:p>Saturday, December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2-01-31">
            <text:p>Tuesday, January 31, 2012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243">
            <text:p>30 November 2012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</text:span><text:span text:style-name="T1">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5" table:default-cell-style-name="ce72"/>
        <table:table-column table:style-name="co16" table:default-cell-style-name="ce78"/>
        <table:table-column table:style-name="co17" table:default-cell-style-name="ce78"/>
        <table:table-column table:style-name="co18" table:number-columns-repeated="8" table:default-cell-style-name="ce85"/>
        <table:table-column table:style-name="co19" table:default-cell-style-name="ce72"/>
        <table:table-column table:style-name="co9" table:default-cell-style-name="ce97"/>
        <table:table-column table:style-name="co19" table:default-cell-style-name="ce72"/>
        <table:table-column table:style-name="co9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16]" office:value-type="date" office:date-value="2011-07-31">
            <text:p>Sunday, July 31, 2011</text:p>
          </table:table-cell>
          <table:table-cell table:style-name="ce76" table:formula="of:=[.B5]" office:value-type="date" office:date-value="2011-08-31">
            <text:p>Wednesday, August 31, 2011</text:p>
          </table:table-cell>
          <table:table-cell table:style-name="ce83" table:formula="of:=[$S0711.$H$1]" office:value-type="float" office:value="0">
            <text:p>0.00 </text:p>
          </table:table-cell>
          <table:table-cell table:style-name="ce87"/>
          <table:table-cell table:style-name="ce87" table:formula="of:=[$S0711.$G$1]" office:value-type="float" office:value="0">
            <text:p>0.00 </text:p>
          </table:table-cell>
          <table:table-cell table:style-name="ce87"/>
          <table:table-cell table:style-name="ce87" table:formula="of:=[$P0711.$H$1]" office:value-type="float" office:value="0">
            <text:p>0.00 </text:p>
          </table:table-cell>
          <table:table-cell table:style-name="ce87"/>
          <table:table-cell table:style-name="ce87" table:formula="of:=[$P0711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Sep11.$G$4]&gt;0;['file:///C:/Users/acartwright/Personal/diy/GB%20Accounts/GB%20Accounts%202012/GB%20Accounts%20Company%202012-08-31%20(Aug12)%20OpenOffice/Sales.ods'#$Sep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18]" office:value-type="date" office:date-value="2011-08-31">
            <text:p>Wednesday, August 31, 2011</text:p>
          </table:table-cell>
          <table:table-cell table:style-name="ce76" table:formula="of:=[.B6]" office:value-type="date" office:date-value="2011-09-30">
            <text:p>Friday, September 30, 2011</text:p>
          </table:table-cell>
          <table:table-cell table:style-name="ce83" table:formula="of:=[$S0811.$H$1]" office:value-type="float" office:value="0">
            <text:p>0.00 </text:p>
          </table:table-cell>
          <table:table-cell table:style-name="ce87"/>
          <table:table-cell table:style-name="ce87" table:formula="of:=[$S0811.$G$1]" office:value-type="float" office:value="0">
            <text:p>0.00 </text:p>
          </table:table-cell>
          <table:table-cell table:style-name="ce87"/>
          <table:table-cell table:style-name="ce87" table:formula="of:=[$P0811.$H$1]" office:value-type="float" office:value="0">
            <text:p>0.00 </text:p>
          </table:table-cell>
          <table:table-cell table:style-name="ce87"/>
          <table:table-cell table:style-name="ce87" table:formula="of:=[$P0811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Sep11.$G$4]&gt;0;['file:///C:/Users/acartwright/Personal/diy/GB%20Accounts/GB%20Accounts%202012/GB%20Accounts%20Company%202012-08-31%20(Aug12)%20OpenOffice/Sales.ods'#$Sep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20]" office:value-type="date" office:date-value="2011-09-30">
            <text:p>Friday, September 30, 2011</text:p>
          </table:table-cell>
          <table:table-cell table:style-name="ce76" table:formula="of:=[.B7]" office:value-type="date" office:date-value="2011-10-31">
            <text:p>Monday, October 31, 2011</text:p>
          </table:table-cell>
          <table:table-cell table:style-name="ce83" table:formula="of:=['file:///C:/Users/acartwright/Personal/diy/GB%20Accounts/GB%20Accounts%202012/GB%20Accounts%20Company%202012-08-31%20(Aug12)%20OpenOffice/Sales.ods'#$Sep11.$H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Sep11.$G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Sep11.$H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Sep11.$G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Sep11.$G$4]&gt;0;['file:///C:/Users/acartwright/Personal/diy/GB%20Accounts/GB%20Accounts%202012/GB%20Accounts%20Company%202012-08-31%20(Aug12)%20OpenOffice/Sales.ods'#$Sep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22]" office:value-type="date" office:date-value="2011-10-31">
            <text:p>Monday, October 31, 2011</text:p>
          </table:table-cell>
          <table:table-cell table:style-name="ce76" table:formula="of:=[.B8]" office:value-type="date" office:date-value="2011-11-30">
            <text:p>Wednesday, November 30, 2011</text:p>
          </table:table-cell>
          <table:table-cell table:style-name="ce83" table:formula="of:=['file:///C:/Users/acartwright/Personal/diy/GB%20Accounts/GB%20Accounts%202012/GB%20Accounts%20Company%202012-08-31%20(Aug12)%20OpenOffice/Sales.ods'#$Oct11.$H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Oct11.$G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Oct11.$H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Oct11.$G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Oct11.$G$4]&gt;0;['file:///C:/Users/acartwright/Personal/diy/GB%20Accounts/GB%20Accounts%202012/GB%20Accounts%20Company%202012-08-31%20(Aug12)%20OpenOffice/Sales.ods'#$Oct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24]" office:value-type="date" office:date-value="2011-11-30">
            <text:p>Wednesday, November 30, 2011</text:p>
          </table:table-cell>
          <table:table-cell table:style-name="ce76" table:formula="of:=[.B9]" office:value-type="date" office:date-value="2011-12-31">
            <text:p>Saturday, December 31, 2011</text:p>
          </table:table-cell>
          <table:table-cell table:style-name="ce83" table:formula="of:=['file:///C:/Users/acartwright/Personal/diy/GB%20Accounts/GB%20Accounts%202012/GB%20Accounts%20Company%202012-08-31%20(Aug12)%20OpenOffice/Sales.ods'#$Nov11.$H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Nov11.$G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Nov11.$H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Nov11.$G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Nov11.$G$4]&gt;0;['file:///C:/Users/acartwright/Personal/diy/GB%20Accounts/GB%20Accounts%202012/GB%20Accounts%20Company%202012-08-31%20(Aug12)%20OpenOffice/Sales.ods'#$Nov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26]" office:value-type="date" office:date-value="2011-12-31">
            <text:p>Saturday, December 31, 2011</text:p>
          </table:table-cell>
          <table:table-cell table:style-name="ce76" table:formula="of:=[.B10]" office:value-type="date" office:date-value="2012-01-31">
            <text:p>Tuesday, January 31, 2012</text:p>
          </table:table-cell>
          <table:table-cell table:style-name="ce83" table:formula="of:=['file:///C:/Users/acartwright/Personal/diy/GB%20Accounts/GB%20Accounts%202012/GB%20Accounts%20Company%202012-08-31%20(Aug12)%20OpenOffice/Sales.ods'#$Dec11.$H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Dec11.$G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Dec11.$H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Dec11.$G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Dec11.$G$4]&gt;0;['file:///C:/Users/acartwright/Personal/diy/GB%20Accounts/GB%20Accounts%202012/GB%20Accounts%20Company%202012-08-31%20(Aug12)%20OpenOffice/Sales.ods'#$Dec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28]" office:value-type="date" office:date-value="2012-01-31">
            <text:p>Tuesday, January 31, 2012</text:p>
          </table:table-cell>
          <table:table-cell table:style-name="ce76" table:formula="of:=[.B11]" office:value-type="date" office:date-value="2012-02-28">
            <text:p>Tuesday, February 28, 2012</text:p>
          </table:table-cell>
          <table:table-cell table:style-name="ce83" table:formula="of:=['file:///C:/Users/acartwright/Personal/diy/GB%20Accounts/GB%20Accounts%202012/GB%20Accounts%20Company%202012-08-31%20(Aug12)%20OpenOffice/Sales.ods'#$Jan12.$H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Jan12.$G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Jan12.$H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Jan12.$G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Jan12.$G$4]&gt;0;['file:///C:/Users/acartwright/Personal/diy/GB%20Accounts/GB%20Accounts%202012/GB%20Accounts%20Company%202012-08-31%20(Aug12)%20OpenOffice/Sales.ods'#$Jan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30]" office:value-type="date" office:date-value="2012-02-28">
            <text:p>Tuesday, February 28, 2012</text:p>
          </table:table-cell>
          <table:table-cell table:style-name="ce76" table:formula="of:=[.B12]" office:value-type="date" office:date-value="2012-03-31">
            <text:p>Saturday, March 31, 2012</text:p>
          </table:table-cell>
          <table:table-cell table:style-name="ce83" table:formula="of:=['file:///C:/Users/acartwright/Personal/diy/GB%20Accounts/GB%20Accounts%202012/GB%20Accounts%20Company%202012-08-31%20(Aug12)%20OpenOffice/Sales.ods'#$Feb12.$H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Feb12.$G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Feb12.$H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Feb12.$G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Feb12.$G$4]&gt;0;['file:///C:/Users/acartwright/Personal/diy/GB%20Accounts/GB%20Accounts%202012/GB%20Accounts%20Company%202012-08-31%20(Aug12)%20OpenOffice/Sales.ods'#$Feb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32]" office:value-type="date" office:date-value="2012-03-31">
            <text:p>Saturday, March 31, 2012</text:p>
          </table:table-cell>
          <table:table-cell table:style-name="ce76" table:formula="of:=[.B13]" office:value-type="date" office:date-value="2012-04-30">
            <text:p>Monday, April 30, 2012</text:p>
          </table:table-cell>
          <table:table-cell table:style-name="ce83" table:formula="of:=['file:///C:/Users/acartwright/Personal/diy/GB%20Accounts/GB%20Accounts%202012/GB%20Accounts%20Company%202012-08-31%20(Aug12)%20OpenOffice/Sales.ods'#$Mar12.$H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Mar12.$G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Mar12.$H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Mar12.$G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Mar12.$G$4]&gt;0;['file:///C:/Users/acartwright/Personal/diy/GB%20Accounts/GB%20Accounts%202012/GB%20Accounts%20Company%202012-08-31%20(Aug12)%20OpenOffice/Sales.ods'#$Mar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34]" office:value-type="date" office:date-value="2012-04-30">
            <text:p>Monday, April 30, 2012</text:p>
          </table:table-cell>
          <table:table-cell table:style-name="ce76" table:formula="of:=[.B14]" office:value-type="date" office:date-value="2012-05-31">
            <text:p>Thursday, May 31, 2012</text:p>
          </table:table-cell>
          <table:table-cell table:style-name="ce83" table:formula="of:=['file:///C:/Users/acartwright/Personal/diy/GB%20Accounts/GB%20Accounts%202012/GB%20Accounts%20Company%202012-08-31%20(Aug12)%20OpenOffice/Sales.ods'#$Apr12.$H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Apr12.$G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Apr12.$H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Apr12.$G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Apr12.$G$4]&gt;0;['file:///C:/Users/acartwright/Personal/diy/GB%20Accounts/GB%20Accounts%202012/GB%20Accounts%20Company%202012-08-31%20(Aug12)%20OpenOffice/Sales.ods'#$Apr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36]" office:value-type="date" office:date-value="2012-05-31">
            <text:p>Thursday, May 31, 2012</text:p>
          </table:table-cell>
          <table:table-cell table:style-name="ce76" table:formula="of:=[.B15]" office:value-type="date" office:date-value="2012-06-30">
            <text:p>Saturday, June 30, 2012</text:p>
          </table:table-cell>
          <table:table-cell table:style-name="ce83" table:formula="of:=['file:///C:/Users/acartwright/Personal/diy/GB%20Accounts/GB%20Accounts%202012/GB%20Accounts%20Company%202012-08-31%20(Aug12)%20OpenOffice/Sales.ods'#$May12.$H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May12.$G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May12.$H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May12.$G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May12.$G$4]&gt;0;['file:///C:/Users/acartwright/Personal/diy/GB%20Accounts/GB%20Accounts%202012/GB%20Accounts%20Company%202012-08-31%20(Aug12)%20OpenOffice/Sales.ods'#$May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38]" office:value-type="date" office:date-value="2012-06-30">
            <text:p>Saturday, June 30, 2012</text:p>
          </table:table-cell>
          <table:table-cell table:style-name="ce76" table:formula="of:=[.B16]" office:value-type="date" office:date-value="2012-07-31">
            <text:p>Tuesday, July 31, 2012</text:p>
          </table:table-cell>
          <table:table-cell table:style-name="ce83" table:formula="of:=['file:///C:/Users/acartwright/Personal/diy/GB%20Accounts/GB%20Accounts%202012/GB%20Accounts%20Company%202012-08-31%20(Aug12)%20OpenOffice/Sales.ods'#$Jun12.$H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Jun12.$G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Jun12.$H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Jun12.$G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Jun12.$G$4]&gt;0;['file:///C:/Users/acartwright/Personal/diy/GB%20Accounts/GB%20Accounts%202012/GB%20Accounts%20Company%202012-08-31%20(Aug12)%20OpenOffice/Sales.ods'#$Jun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40]" office:value-type="date" office:date-value="2012-07-31">
            <text:p>Tuesday, July 31, 2012</text:p>
          </table:table-cell>
          <table:table-cell table:style-name="ce76" table:formula="of:=[.B17]" office:value-type="date" office:date-value="2012-08-31">
            <text:p>Friday, August 31, 2012</text:p>
          </table:table-cell>
          <table:table-cell table:style-name="ce83" table:formula="of:=['file:///C:/Users/acartwright/Personal/diy/GB%20Accounts/GB%20Accounts%202012/GB%20Accounts%20Company%202012-08-31%20(Aug12)%20OpenOffice/Sales.ods'#$Jul12.$H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Jul12.$G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Jul12.$H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Jul12.$G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Jul12.$G$4]&gt;0;['file:///C:/Users/acartwright/Personal/diy/GB%20Accounts/GB%20Accounts%202012/GB%20Accounts%20Company%202012-08-31%20(Aug12)%20OpenOffice/Sales.ods'#$Jul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42]" office:value-type="date" office:date-value="2012-08-31">
            <text:p>Friday, August 31, 2012</text:p>
          </table:table-cell>
          <table:table-cell table:style-name="ce76" table:formula="of:=[.B18]" office:value-type="date" office:date-value="2012-09-30">
            <text:p>Sunday, September 30, 2012</text:p>
          </table:table-cell>
          <table:table-cell table:style-name="ce83" table:formula="of:=['file:///C:/Users/acartwright/Personal/diy/GB%20Accounts/GB%20Accounts%202012/GB%20Accounts%20Company%202012-08-31%20(Aug12)%20OpenOffice/Sales.ods'#$Aug12.$H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Sales.ods'#$Aug12.$G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Aug12.$H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8-31%20(Aug12)%20OpenOffice/Purchases.ods'#$Aug12.$G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Aug12.$G$4]&gt;0;['file:///C:/Users/acartwright/Personal/diy/GB%20Accounts/GB%20Accounts%202012/GB%20Accounts%20Company%202012-08-31%20(Aug12)%20OpenOffice/Sales.ods'#$Aug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44]" office:value-type="date" office:date-value="2012-09-30">
            <text:p>Sunday, September 30, 2012</text:p>
          </table:table-cell>
          <table:table-cell table:style-name="ce76" table:formula="of:=[.B19]" office:value-type="date" office:date-value="2012-10-31">
            <text:p>Wednesday, October 31, 2012</text:p>
          </table:table-cell>
          <table:table-cell table:style-name="ce83" table:formula="of:=[$S0912.$H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0912.$G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0912.$H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0912.$G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Aug12.$G$4]&gt;0;['file:///C:/Users/acartwright/Personal/diy/GB%20Accounts/GB%20Accounts%202012/GB%20Accounts%20Company%202012-08-31%20(Aug12)%20OpenOffice/Sales.ods'#$Aug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8-31%20(Aug12)%20OpenOffice/Financialaccounts.ods'#$Admin.$B$46]" office:value-type="date" office:date-value="2012-10-31">
            <text:p>Wednesday, October 31, 2012</text:p>
          </table:table-cell>
          <table:table-cell table:style-name="ce79" table:formula="of:=['file:///C:/Users/acartwright/Personal/diy/GB%20Accounts/GB%20Accounts%202012/GB%20Accounts%20Company%202012-08-31%20(Aug12)%20OpenOffice/Financialaccounts.ods'#$Admin.$B$48]" office:value-type="date" office:date-value="2012-11-30">
            <text:p>Friday, November 30, 2012</text:p>
          </table:table-cell>
          <table:table-cell table:style-name="ce83" table:formula="of:=[$S1012.$H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1012.$G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1012.$H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1012.$G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8-31%20(Aug12)%20OpenOffice/Sales.ods'#$Aug12.$G$4]&gt;0;['file:///C:/Users/acartwright/Personal/diy/GB%20Accounts/GB%20Accounts%202012/GB%20Accounts%20Company%202012-08-31%20(Aug12)%20OpenOffice/Sales.ods'#$Aug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711" table:style-name="ta7">
        <table:table-column table:style-name="co9" table:default-cell-style-name="ce105"/>
        <table:table-column table:style-name="co20" table:default-cell-style-name="ce107"/>
        <table:table-column table:style-name="co21" table:number-columns-repeated="2" table:default-cell-style-name="ce110"/>
        <table:table-column table:style-name="co22" table:default-cell-style-name="ce114"/>
        <table:table-column table:style-name="co3" table:default-cell-style-name="ce118"/>
        <table:table-column table:style-name="co23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8-31%20(Aug12)%20OpenOffice/Sales.ods'#$Open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8-31%20(Aug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811" table:style-name="ta7">
        <table:table-column table:style-name="co9" table:default-cell-style-name="ce105"/>
        <table:table-column table:style-name="co20" table:default-cell-style-name="ce107"/>
        <table:table-column table:style-name="co21" table:number-columns-repeated="2" table:default-cell-style-name="ce110"/>
        <table:table-column table:style-name="co22" table:default-cell-style-name="ce114"/>
        <table:table-column table:style-name="co3" table:default-cell-style-name="ce118"/>
        <table:table-column table:style-name="co23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8-31%20(Aug12)%20OpenOffice/Sales.ods'#$Open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8-31%20(Aug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912" table:style-name="ta7">
        <table:table-column table:style-name="co9" table:default-cell-style-name="ce105"/>
        <table:table-column table:style-name="co20" table:default-cell-style-name="ce107"/>
        <table:table-column table:style-name="co21" table:number-columns-repeated="2" table:default-cell-style-name="ce110"/>
        <table:table-column table:style-name="co22" table:default-cell-style-name="ce114"/>
        <table:table-column table:style-name="co3" table:default-cell-style-name="ce118"/>
        <table:table-column table:style-name="co23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8-31%20(Aug12)%20OpenOffice/Sales.ods'#$Clos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8-31%20(Aug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012" table:style-name="ta7">
        <table:table-column table:style-name="co9" table:default-cell-style-name="ce105"/>
        <table:table-column table:style-name="co20" table:default-cell-style-name="ce107"/>
        <table:table-column table:style-name="co21" table:number-columns-repeated="2" table:default-cell-style-name="ce110"/>
        <table:table-column table:style-name="co22" table:default-cell-style-name="ce114"/>
        <table:table-column table:style-name="co3" table:default-cell-style-name="ce118"/>
        <table:table-column table:style-name="co23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8-31%20(Aug12)%20OpenOffice/Sales.ods'#$Clos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8-31%20(Aug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711" table:style-name="ta7">
        <table:table-column table:style-name="co24" table:default-cell-style-name="ce128"/>
        <table:table-column table:style-name="co25" table:default-cell-style-name="ce130"/>
        <table:table-column table:style-name="co26" table:default-cell-style-name="ce134"/>
        <table:table-column table:style-name="co2" table:default-cell-style-name="ce139"/>
        <table:table-column table:style-name="co27" table:default-cell-style-name="ce131"/>
        <table:table-column table:style-name="co28" table:default-cell-style-name="ce144"/>
        <table:table-column table:style-name="co3" table:default-cell-style-name="ce144"/>
        <table:table-column table:style-name="co18" table:default-cell-style-name="ce144"/>
        <table:table-column table:style-name="co9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8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2/GB%20Accounts%20Company%202012-08-31%20(Aug12)%20OpenOffice/Purchases.ods'#$Open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811" table:style-name="ta7">
        <table:table-column table:style-name="co24" table:default-cell-style-name="ce128"/>
        <table:table-column table:style-name="co25" table:default-cell-style-name="ce130"/>
        <table:table-column table:style-name="co26" table:default-cell-style-name="ce134"/>
        <table:table-column table:style-name="co2" table:default-cell-style-name="ce139"/>
        <table:table-column table:style-name="co27" table:default-cell-style-name="ce131"/>
        <table:table-column table:style-name="co28" table:default-cell-style-name="ce144"/>
        <table:table-column table:style-name="co3" table:default-cell-style-name="ce144"/>
        <table:table-column table:style-name="co18" table:default-cell-style-name="ce144"/>
        <table:table-column table:style-name="co9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8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2/GB%20Accounts%20Company%202012-08-31%20(Aug12)%20OpenOffice/Purchases.ods'#$Open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912" table:style-name="ta7">
        <table:table-column table:style-name="co24" table:default-cell-style-name="ce128"/>
        <table:table-column table:style-name="co25" table:default-cell-style-name="ce130"/>
        <table:table-column table:style-name="co26" table:default-cell-style-name="ce134"/>
        <table:table-column table:style-name="co2" table:default-cell-style-name="ce139"/>
        <table:table-column table:style-name="co27" table:default-cell-style-name="ce131"/>
        <table:table-column table:style-name="co28" table:default-cell-style-name="ce144"/>
        <table:table-column table:style-name="co3" table:default-cell-style-name="ce144"/>
        <table:table-column table:style-name="co18" table:default-cell-style-name="ce144"/>
        <table:table-column table:style-name="co9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8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2/GB%20Accounts%20Company%202012-08-31%20(Aug12)%20OpenOffice/Purchases.ods'#$Clos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012" table:style-name="ta7">
        <table:table-column table:style-name="co24" table:default-cell-style-name="ce128"/>
        <table:table-column table:style-name="co25" table:default-cell-style-name="ce130"/>
        <table:table-column table:style-name="co26" table:default-cell-style-name="ce134"/>
        <table:table-column table:style-name="co2" table:default-cell-style-name="ce139"/>
        <table:table-column table:style-name="co27" table:default-cell-style-name="ce131"/>
        <table:table-column table:style-name="co28" table:default-cell-style-name="ce144"/>
        <table:table-column table:style-name="co3" table:default-cell-style-name="ce144"/>
        <table:table-column table:style-name="co18" table:default-cell-style-name="ce144"/>
        <table:table-column table:style-name="co9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8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2/GB%20Accounts%20Company%202012-08-31%20(Aug12)%20OpenOffice/Purchases.ods'#$Clos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08-31%20(Aug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15">
          <table:table-cell table:number-columns-repeated="2"/>
        </table:table-row>
        <table:table-row>
          <table:table-cell/>
          <table:table-cell table:style-name="ce1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43">
            <text:p>41243</text:p>
          </table:table-cell>
        </table:table-row>
      </table:table>
      <table:table table:name="'file:///C:/Users/acartwright/Personal/diy/GB%20Accounts/GB%20Accounts%202012/GB%20Accounts%20Company%202012-08-31%20(Aug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8-31%20(Aug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8-31%20(Aug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8-31%20(Aug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8-31%20(Aug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7/08/2011</text:date>, <text:time>16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8-07">07/08/2011</text:date> <text:s/><text:time>16:42:2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8-07">07/08/2011</text:date> <text:s/><text:time>16:42:2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8-07">07/08/2011</text:date> <text:s/><text:time>16:42:2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8-07">07/08/2011</text:date> <text:s/><text:time>16:42:2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8-07">07/08/2011</text:date> <text:s/><text:time>16:42:2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8-07">07/08/2011</text:date> <text:s/><text:time>16:42:2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8-07T16:42:29.63</dc:date>
    <meta:print-date>2007-02-10T23:38:25Z</meta:print-date>
    <meta:editing-duration>PT10M48S</meta:editing-duration>
    <meta:editing-cycles>1</meta:editing-cycles>
    <meta:document-statistic meta:table-count="14" meta:cell-count="5266" meta:object-count="0"/>
  </office:meta>
</office:document-meta>
</file>